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547in"/>
    </style:style>
    <style:style style:name="co2" style:family="table-column">
      <style:table-column-properties fo:break-before="auto" style:column-width="5.3681in"/>
    </style:style>
    <style:style style:name="co3" style:family="table-column">
      <style:table-column-properties fo:break-before="auto" style:column-width="0.8925in"/>
    </style:style>
    <style:style style:name="ro1" style:family="table-row">
      <style:table-row-properties style:row-height="0.1756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1.1091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1.4193in" fo:break-before="auto" style:use-optimal-row-height="true"/>
    </style:style>
    <style:style style:name="ro8" style:family="table-row">
      <style:table-row-properties style:row-height="2.1972in" fo:break-before="auto" style:use-optimal-row-height="true"/>
    </style:style>
    <style:style style:name="ro9" style:family="table-row">
      <style:table-row-properties style:row-height="7.7937in" fo:break-before="auto" style:use-optimal-row-height="true"/>
    </style:style>
    <style:style style:name="ro10" style:family="table-row">
      <style:table-row-properties style:row-height="2.5075in" fo:break-before="auto" style:use-optimal-row-height="true"/>
    </style:style>
    <style:style style:name="ro11" style:family="table-row">
      <style:table-row-properties style:row-height="1.5752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0.3453in" fo:break-before="auto" style:use-optimal-row-height="true"/>
    </style:style>
    <style:style style:name="ro1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vertical-align="top"/>
      <style:paragraph-properties fo:text-align="start" fo:margin-left="0in"/>
      <style:text-properties style:text-underline-style="none" fo:font-weight="bold"/>
    </style:style>
    <style:style style:name="ce2" style:family="table-cell" style:parent-style-name="Default">
      <style:table-cell-properties style:text-align-source="fix" style:repeat-content="false" fo:wrap-option="wrap" fo:border="0.0008in solid #000000" style:vertical-align="top"/>
      <style:paragraph-properties fo:text-align="start" fo:margin-left="0in"/>
    </style:style>
    <style:style style:name="ce3" style:family="table-cell" style:parent-style-name="Default">
      <style:table-cell-properties style:text-align-source="fix" style:repeat-content="false" fo:wrap-option="wrap" fo:border="0.0008in solid #000000"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table-cell-properties style:text-align-source="fix" style:repeat-content="false" fo:wrap-option="wrap" fo:border="0.0008in solid #000000" style:vertical-align="top"/>
      <style:paragraph-properties fo:text-align="start"/>
      <style:text-properties style:font-name="Bitstream Vera Sans" style:font-name-asian="Bitstream Vera Sans1" style:font-name-complex="Tahoma"/>
    </style:style>
  </office:automatic-styles>
  <office:body>
    <office:spreadsheet>
      <table:table table:name="Sheet1" table:style-name="ta1" table:print="false">
        <table:table-column table:style-name="co1" table:default-cell-style-name="ce4"/>
        <table:table-column table:style-name="co2" table:default-cell-style-name="ce4"/>
        <table:table-column table:style-name="co3" table:number-columns-repeated="254" table:default-cell-style-name="ce4"/>
        <table:table-row table:style-name="ro1">
          <table:table-cell table:style-name="ce1" office:value-type="string">
            <text:p>Questions</text:p>
          </table:table-cell>
          <table:table-cell table:style-name="ce1" office:value-type="string">
            <text:p>Answers</text:p>
          </table:table-cell>
          <table:table-cell table:number-columns-repeated="254"/>
        </table:table-row>
        <table:table-row table:style-name="ro2">
          <table:table-cell table:style-name="ce2" office:value-type="string">
            <text:p>Is there an input message queue for new messages received at the remote processor? </text:p>
          </table:table-cell>
          <table:table-cell table:style-name="ce2" office:value-type="string">
            <text:p>Each processor has a message queue that is used to receive messages</text:p>
            <text:p>from other processors. <text:s/>However, the message queue is bypassed for</text:p>
            <text:p>memory reads and writes, which go directly to the memory. </text:p>
          </table:table-cell>
          <table:table-cell table:number-columns-repeated="254"/>
        </table:table-row>
        <table:table-row table:style-name="ro3">
          <table:table-cell table:style-name="ce2" office:value-type="string">
            <text:p>Is DM using the Power PC EBC bus?</text:p>
            <text:p/>
          </table:table-cell>
          <table:table-cell table:style-name="ce2" office:value-type="string">
            <text:p>Our previous design used the 603 bus interface from the PowerPC to the</text:p>
            <text:p>FPGA. <text:s/>The FPGA looked like a memory mapped device.</text:p>
            <text:p/>
            <text:p>We used an external processor (PowerPC) that had a specialized node on</text:p>
            <text:p>the ring. <text:s/>The PowerPC could read and write the memory from all of the</text:p>
            <text:p>processors on the ring. <text:s/>In addition, the PowerPC could send and</text:p>
            <text:p>receive messages on the ring. </text:p>
          </table:table-cell>
          <table:table-cell table:number-columns-repeated="254"/>
        </table:table-row>
        <table:table-row table:style-name="ro4">
          <table:table-cell table:style-name="ce2" office:value-type="string">
            <text:p>Do stage[0-2] have one pipestage of delay? </text:p>
          </table:table-cell>
          <table:table-cell table:style-name="ce2" office:value-type="string">
            <text:p>Yes. <text:s/>A transaction moves forward one stage on every clock, and each</text:p>
            <text:p>node has three stages. </text:p>
          </table:table-cell>
          <table:table-cell table:number-columns-repeated="254"/>
        </table:table-row>
        <table:table-row table:style-name="ro3">
          <table:table-cell table:style-name="ce2" office:value-type="string">
            <text:p>There are not 10 instances of the same ring node in the system.</text:p>
            <text:p>Each ring node potentially has a different memory map and different custom logic.</text:p>
            <text:p>Which ring nodes are the same instance if any? </text:p>
          </table:table-cell>
          <table:table-cell table:style-name="ce2" office:value-type="string">
            <text:p>Generating the Verilog for 10 identical nodes would be a great first</text:p>
            <text:p>step. <text:s/>Having a generic node interface is also quite valuable because</text:p>
            <text:p>it allows the overall ring design to be working before each node is</text:p>
            <text:p>customized. <text:s/>Our previous product replicated input nodes (e.g.</text:p>
            <text:p>receiving audio, receiving video, and receiving Ethernet) that had</text:p>
            <text:p>identical versions of the node interface, NIOS, <text:s/>and custom</text:p>
            <text:p>instructions. <text:s/>We had a similar set for output nodes as well. </text:p>
          </table:table-cell>
          <table:table-cell table:number-columns-repeated="254"/>
        </table:table-row>
        <table:table-row table:style-name="ro5">
          <table:table-cell table:style-name="ce2" office:value-type="string">
            <text:p>Queue manager-is this basically the ring node controller? </text:p>
          </table:table-cell>
          <table:table-cell table:style-name="ce2" office:value-type="string">
            <text:p>No.</text:p>
            <text:p/>
            <text:p>Each processor has a message queue that is used to receive messages</text:p>
            <text:p>from other processors. <text:s/>However, the message queue is bypassed for</text:p>
            <text:p>memory reads and writes, which go directly to the memory. </text:p>
          </table:table-cell>
          <table:table-cell table:number-columns-repeated="254"/>
        </table:table-row>
        <table:table-row table:style-name="ro6">
          <table:table-cell table:style-name="ce2" office:value-type="string">
            <text:p>How is a word written/read from the ring bus to/from the data NIOS2/instruction data memory </text:p>
          </table:table-cell>
          <table:table-cell table:style-name="ce2" office:value-type="string">
            <text:p>The instruction memory has two 32-bit read/write ports. <text:s/>One port is</text:p>
            <text:p>used exclusively by the processor, and the other is shared between the</text:p>
            <text:p>custom instruction logic and the ring node logic. <text:s/>The ring node logic</text:p>
            <text:p>has strict priority over the custom instruction logic.</text:p>
            <text:p/>
            <text:p>The data memory is organized the same way as the instruction memory. </text:p>
          </table:table-cell>
          <table:table-cell table:number-columns-repeated="254"/>
        </table:table-row>
        <table:table-row table:style-name="ro1">
          <table:table-cell table:style-name="ce2" office:value-type="string">
            <text:p>Is there an input bus cmd queue? </text:p>
          </table:table-cell>
          <table:table-cell table:style-name="ce2" office:value-type="string">
            <text:p>See #6 above.</text:p>
          </table:table-cell>
          <table:table-cell table:number-columns-repeated="254"/>
        </table:table-row>
        <table:table-row table:style-name="ro7">
          <table:table-cell table:style-name="ce2" office:value-type="string">
            <text:p>Is there an output tansaction queue for holding outbound transactions that can't be sent right away?</text:p>
            <text:p/>
          </table:table-cell>
          <table:table-cell table:style-name="ce2" office:value-type="string">
            <text:p>No. <text:s/>We used a single output register stage that is shared by the</text:p>
            <text:p>memory read responses, processor message transmission, and the DMA</text:p>
            <text:p>engines. <text:s/>The memory read responses have strict priority over the</text:p>
            <text:p>other two because the read response must go out in the same slot as</text:p>
            <text:p>the read request. <text:s/>The processor message transmission has strict</text:p>
            <text:p>priority over the DMA engines because the processor will stall if</text:p>
            <text:p>another attempt to send a message is made before the prior one is sent</text:p>
            <text:p>out. <text:s/>The DMA engines generally are longer running, and use the</text:p>
            <text:p>remaining bandwidth. </text:p>
          </table:table-cell>
          <table:table-cell table:number-columns-repeated="254"/>
        </table:table-row>
        <table:table-row table:style-name="ro4">
          <table:table-cell table:style-name="ce2" office:value-type="string">
            <text:p>Can a bus read cmd in stage 0 be replied to in stage <text:s/>2 <text:s/>two cycles later?</text:p>
          </table:table-cell>
          <table:table-cell table:style-name="ce2" office:value-type="string">
            <text:p>Yes! <text:s/>That is why we designed three stages in each node.</text:p>
          </table:table-cell>
          <table:table-cell table:number-columns-repeated="254"/>
        </table:table-row>
        <table:table-row table:style-name="ro4">
          <table:table-cell table:style-name="ce3" office:value-type="string">
            <text:p>Is there an input message queue for new messages received at the remote processor?</text:p>
          </table:table-cell>
          <table:table-cell table:style-name="ce5" office:value-type="string">
            <text:p>See #6 above.</text:p>
          </table:table-cell>
          <table:table-cell table:number-columns-repeated="254"/>
        </table:table-row>
        <table:table-row table:style-name="ro5">
          <table:table-cell table:style-name="ce3" office:value-type="string">
            <text:p>Is the NIOS2 processor interrupted by the queue manager so that the input message queue can be processed? </text:p>
          </table:table-cell>
          <table:table-cell table:style-name="ce3" office:value-type="string">
            <text:p>Our model has been poll-driven by the processor. <text:s/>We think of the</text:p>
            <text:p>message queue as a work queue in which the processor extracts messages</text:p>
            <text:p>from the queue when the processor is ready for the next item. <text:s/>There</text:p>
            <text:p>is no need for interrupts because the hardware queue manager accepts</text:p>
            <text:p>or rejects the incoming message without consulting the processor. </text:p>
          </table:table-cell>
          <table:table-cell table:number-columns-repeated="254"/>
        </table:table-row>
        <table:table-row table:style-name="ro2">
          <table:table-cell table:style-name="ce3" office:value-type="string">
            <text:p>How are the instruction and data memories read/written?</text:p>
            <text:p><text:s text:c="3"/>Via the custom logic shadow register?</text:p>
            <text:p/>
          </table:table-cell>
          <table:table-cell table:style-name="ce3" office:value-type="string">
            <text:p>See #7 above.</text:p>
          </table:table-cell>
          <table:table-cell table:number-columns-repeated="254"/>
        </table:table-row>
        <table:table-row table:style-name="ro2">
          <table:table-cell table:style-name="ce3" office:value-type="string">
            <text:p>Can a bus read command that is received in stage 1 be read in stage 2 and sent out in stage three in the same bus token that sent the read?</text:p>
          </table:table-cell>
          <table:table-cell table:style-name="ce5" office:value-type="string">
            <text:p>See #11 above.</text:p>
          </table:table-cell>
          <table:table-cell table:number-columns-repeated="254"/>
        </table:table-row>
        <table:table-row table:style-name="ro4">
          <table:table-cell table:style-name="ce3" office:value-type="string">
            <text:p>Is there an out fifo for sending out new bus transactions or reply transactions?</text:p>
          </table:table-cell>
          <table:table-cell table:style-name="ce5" office:value-type="string">
            <text:p>See #9 above.</text:p>
          </table:table-cell>
          <table:table-cell table:number-columns-repeated="254"/>
        </table:table-row>
        <table:table-row table:style-name="ro8">
          <table:table-cell table:style-name="ce3" office:value-type="string">
            <text:p>Is there a traffic manager for the token allocation on the bus for handling fairness, guaranteed bandwidth, high priority interrupts, reserving space for burst operations ... </text:p>
          </table:table-cell>
          <table:table-cell table:style-name="ce3" office:value-type="string">
            <text:p>We considered this problem, but did not attempt to solve it because a</text:p>
            <text:p>general solution can become quite complicated and interfere with the</text:p>
            <text:p>otherwise simple operation of the ring. <text:s/>Our simple solution was to</text:p>
            <text:p>add a register setting for fairness at each node that would specify</text:p>
            <text:p>the number of time slots that the node would have to skip after each</text:p>
            <text:p>time slot that it used sending something on the fabric other than a</text:p>
            <text:p>memory read response.</text:p>
            <text:p/>
            <text:p>We set the default value to 3, which meant that each node would send</text:p>
            <text:p>data no more than once every four clocks. <text:s/>This worked well in our</text:p>
            <text:p>application because only a couple of nodes ever attempted to send</text:p>
            <text:p>relatively high bandwidth. <text:s/>In addition, the overall bandwidth using</text:p>
            <text:p>64-bit bursts with the entire ring running at 166 MHz provided a lot</text:p>
            <text:p>of headroom. </text:p>
          </table:table-cell>
          <table:table-cell table:number-columns-repeated="254"/>
        </table:table-row>
        <table:table-row table:style-name="ro4">
          <table:table-cell table:style-name="ce3" office:value-type="string">
            <text:p>Is there a control processor for bringing up the processor ring and for interrupting it?</text:p>
          </table:table-cell>
          <table:table-cell table:style-name="ce3" office:value-type="string">
            <text:p>See #2 above. <text:s/>The PowerPC is able to boot all of the processors in the ring. </text:p>
          </table:table-cell>
          <table:table-cell table:number-columns-repeated="254"/>
        </table:table-row>
        <table:table-row table:style-name="ro2">
          <table:table-cell table:style-name="ce3" office:value-type="string">
            <text:p>How does the aging mechanism work?</text:p>
            <text:p/>
          </table:table-cell>
          <table:table-cell table:style-name="ce3" office:value-type="string">
            <text:p>Clear the age bit when the transaction is accepted Age may not be the most precise right word. Perhaps accepted_transaction is more descriptive if I understand the use <text:s/>of the age bit correctly.</text:p>
          </table:table-cell>
          <table:table-cell table:number-columns-repeated="254"/>
        </table:table-row>
        <table:table-row table:style-name="ro9">
          <table:table-cell table:style-name="ce3" office:value-type="string">
            <text:p>How does burst mode work?</text:p>
          </table:table-cell>
          <table:table-cell table:style-name="ce3" office:value-type="string">
            <text:p>Burst/DMA transfer are used for sending multi cycle 64-bit transactions <text:s/>between local and remote ring nodes. The remote processor is told to either write or read memory using its <text:s/>dma controller. The local processor programs the local DMA and remote DMA engines. For writes the data is sent from the local ring node to the remote ring <text:s/>node. Each bus transaction with data increments the DMA counter until the DMA <text:s/>counter reaches the limit (base + length). The burst/DMA transfers need to be accepted by the remote ring node before the burst mode transactions start. A "handshake" between the two ring nodes is not required since the two ring nodes each have input s and an allocated amount of bandwidth on the ring network. The DMA transfers stall when there are not empty slots allocated for the transfer.</text:p>
            <text:p/>
            <text:p>Possible scenarios:</text:p>
            <text:p>a. The local ring node sends a bus burst/DMA xfer msg to the remote </text:p>
            <text:p>processor</text:p>
            <text:p/>
            <text:p>b. the remote ring node rejects the msg and the msg continues around the </text:p>
            <text:p>ring network</text:p>
            <text:p/>
            <text:p>OR</text:p>
            <text:p/>
            <text:p>c. burst/DMA transactions</text:p>
            <text:p>A burst read from the remote ring node is a burst write to the local ring node</text:p>
            <text:p>A burst read from the local ring node is a burst write to the remote ring node</text:p>
            <text:p/>
            <text:p>Remote ring node read - write local ring node case</text:p>
            <text:p>The remote ring node accepts the msg and programs the remote ring node </text:p>
            <text:p>DMA controller to read.</text:p>
            <text:p>The remote ring node sends a burst write msg to program the local ring </text:p>
            <text:p>node DMA controller.</text:p>
            <text:p>The burst write msg is basically the same msg that the local node sent </text:p>
            <text:p>to the ring node except it is flagged as a burst write msg.</text:p>
            <text:p>(The msg sent from the remote node to the local ring node contains the </text:p>
            <text:p>information in the local to remote ring node msg).</text:p>
            <text:p>The remote ring node sends the burst read data.</text:p>
            <text:p/>
            <text:p><text:s/>Local ring node read - write remote ring node case</text:p>
            <text:p>The remote ring node accepts the msg and programs the remote ring node </text:p>
            <text:p>DMA controller to write.</text:p>
            <text:p>The remote ring node sends a reply to the local ring processor</text:p>
            <text:p>The local ring node sends the burst read data.</text:p>
            <text:p/>
            <text:p>Once the burst transactions have been accepted no other DMA transactions involving the local and remote ring nodes can occurs. Each ring nodes DMA controller therefor has a busy bit indicating that a pending</text:p>
            <text:p>transaction has been accepted or a transfer is currently taking place.</text:p>
            <text:p/>
            <text:p>d. the remote processor receives the msg and later pops the msg and then </text:p>
            <text:p>sends a reply to the local processor which uses the information in the reply to program the local DMA engine and begin the transfer.</text:p>
          </table:table-cell>
          <table:table-cell table:number-columns-repeated="254"/>
        </table:table-row>
        <table:table-row table:style-name="ro10">
          <table:table-cell table:style-name="ce3" office:value-type="string">
            <text:p>How is used the burst mode?</text:p>
          </table:table-cell>
          <table:table-cell table:style-name="ce3" office:value-type="string">
            <text:p>For sending 64-bit transactions using DMA the remote processor is told to either write or read memory using its <text:s/>dma controller. For writes the data is sent from the local ring node to the remote ring <text:s/>node. Each bus transaction with data increments the DMA counter until the DMA <text:s/>counter reaches the limit (base + length). Age may not be te right word. Perhaps accepted_ transaction is more descriptive. <text:s/>What happens when i have a normal read after a burst read command? Do i <text:s/>need a queue for read/write commands? That is what the msg queue is used for. If the queue is not empty and <text:s/>the current read conflicts with an existing read from the fifo then the current bus read is pushed on to the FIFO. <text:s/>What happens with a new message if the message queue of a ring node is full? There are three cases 1. the fifo is empty and the msg is accepted 2. the fifo is not empty and not full and the msg is pushed onto the fifo 3. the fifo is full and the msg is sent around the ring network again <text:s text:c="4"/>(The message is refused and continues around the ring) <text:s/>Note: the msg that is stored in the cmd fifo should be in the ring node <text:s/>internal format using the control pipe and data pipe signals. <text:s/></text:p>
          </table:table-cell>
          <table:table-cell table:number-columns-repeated="254"/>
        </table:table-row>
        <table:table-row table:style-name="ro2">
          <table:table-cell table:style-name="ce3" office:value-type="string">
            <text:p>What happens when i have a normal read after a burst read command? Do i need a queue for read/write commands? </text:p>
          </table:table-cell>
          <table:table-cell table:style-name="ce3" office:value-type="string">
            <text:p>That is what the msg <text:s/>is used for. If the <text:s/>is not empty and the current <text:s/>read conflicts with an existing read from the msg <text:s/>then the current bus read is pushed on to the msg .</text:p>
          </table:table-cell>
          <table:table-cell table:number-columns-repeated="254"/>
        </table:table-row>
        <table:table-row table:style-name="ro7">
          <table:table-cell table:style-name="ce3" office:value-type="string">
            <text:p>What happens with a new message if the message queue of a ring node is full?</text:p>
          </table:table-cell>
          <table:table-cell table:style-name="ce3" office:value-type="string">
            <text:p>There are three cases</text:p>
            <text:p>i. the msg <text:s/>is empty and the msg is accepted</text:p>
            <text:p>ii. the msg <text:s/>is not empty and not full and the msg is pushed onto the msg</text:p>
            <text:p>iii. the msg <text:s/>is full and the msg is sent around the ring network again</text:p>
            <text:p><text:s text:c="4"/>(The message is refused and continues around the ring)</text:p>
            <text:p/>
            <text:p>Note: the msg that is stored in the msg <text:s/>should be in the ring node </text:p>
            <text:p>internal format</text:p>
            <text:p>using the control pipe and data pipe signals.</text:p>
          </table:table-cell>
          <table:table-cell table:number-columns-repeated="254"/>
        </table:table-row>
        <table:table-row table:style-name="ro11">
          <table:table-cell table:style-name="ce3" office:value-type="string">
            <text:p><text:s/>The custom logic and other registers (DMA base+length) can be directly accessed from the bus?</text:p>
          </table:table-cell>
          <table:table-cell table:style-name="ce3" office:value-type="string">
            <text:p>Yes using a bus read cmd the registers can be accessed in 3 cycles if <text:s/>the msg <text:s/>is empty. Otherwise the transaction is pushed onto the msg . <text:s/>This is a little more complicated in practice. If the currently <text:s/>executing msg(s) in the ring node do not conflict with a currently executing cmd in the ring node or the <text:s/>current cmd popped from the msg fifo then the msg can be executed immediately. Therefor the HW needs to <text:s/>know which ring node units are busy and it need a collision matrix to determine which current bus <text:s/>cmds can be executed simultaneously with current ring node operations which can be popped from the msg <text:s/>or <text:s/>are multi cycle cmds executing in the NIOS2 and custom logic <text:s/></text:p>
          </table:table-cell>
          <table:table-cell table:number-columns-repeated="254"/>
        </table:table-row>
        <table:table-row table:style-name="ro7">
          <table:table-cell table:style-name="ce3" office:value-type="string">
            <text:p>Bus messages have several states</text:p>
          </table:table-cell>
          <table:table-cell table:style-name="ce3" office:value-type="string">
            <text:p>i. on bus pending acceptance (both initial and subsequent "trips" around </text:p>
            <text:p>ring node.</text:p>
            <text:p>ii. in remote message <text:s/>(local request pushed on remote )</text:p>
            <text:p>iii. in local message <text:s/>(remote reply pushed on local )</text:p>
            <text:p>iv. currently being processed in remote ring node (preparing reply)</text:p>
            <text:p>v. currently being processed in local ring node (received and processing </text:p>
            <text:p>reply)</text:p>
            <text:p/>
            <text:p/>
          </table:table-cell>
          <table:table-cell table:number-columns-repeated="254"/>
        </table:table-row>
        <table:table-row table:style-name="ro7">
          <table:table-cell table:style-name="ce3" office:value-type="string">
            <text:p>Can the bus read from the ring node at the same time that the ring node is executing instructions?</text:p>
          </table:table-cell>
          <table:table-cell table:style-name="ce3" office:value-type="string">
            <text:p>Yes in practice but the mutex on memory locations and sequential <text:s/>ordering of operations is controlled by software running in the NIOS2 processors. <text:s/>This implies that there is a distributed progamming model used in the <text:s/>firmware to control the ordering of the operations between the processors. <text:s/>If processor i is in a critical area (a section of code which must be <text:s/>completed before the processor is interrupted) then the processor needs to have a lock bit which is set when entering the <text:s/>critical section and the lock bit is cleared when the processor exits the critical section. <text:s/>The same applies for data. Data needs a mutex bit to control when the <text:s/>data is locked and when the data is released.</text:p>
          </table:table-cell>
          <table:table-cell table:number-columns-repeated="254"/>
        </table:table-row>
        <table:table-row table:style-name="ro12">
          <table:table-cell table:style-name="ce3" office:value-type="string">
            <text:p>The registers can be directly accessed from the bus?</text:p>
          </table:table-cell>
          <table:table-cell table:style-name="ce3" office:value-type="string">
            <text:p>Yes using a bus read cmd the registers can be accessed in 3 cycles if <text:s/>the fifo is empty otherwise the transaction is pushed onto the queue. <text:s/>This is a little more complicated in practice. If the currently <text:s/>executing msg from the fifo does not conflict with the read then the read can be executed. therefor <text:s/>the HW needs to know which ring nod units are busy and you need a collision matrix to <text:s/>determine which current bus cmds can be executed simultaneously with current ring node <text:s/>operations which can be popped from the cmd FIFO or are multi cycle cmds executing in the <text:s/>NIOS2 and custom logic</text:p>
          </table:table-cell>
          <table:table-cell table:number-columns-repeated="254"/>
        </table:table-row>
        <table:table-row table:style-name="ro1">
          <table:table-cell table:style-name="ce3" office:value-type="string">
            <text:p>What operations can execute in parallel in the ring node?</text:p>
          </table:table-cell>
          <table:table-cell table:style-name="ce3"/>
          <table:table-cell table:number-columns-repeated="254"/>
        </table:table-row>
        <table:table-row table:style-name="ro4">
          <table:table-cell table:style-name="ce3" office:value-type="string">
            <text:p>What is the content of a message?Give an example of message format.</text:p>
          </table:table-cell>
          <table:table-cell table:style-name="ce3"/>
          <table:table-cell table:number-columns-repeated="254"/>
        </table:table-row>
        <table:table-row table:style-name="ro1">
          <table:table-cell table:style-name="ce3" office:value-type="string">
            <text:p>Rd_burst &amp; Wr_burst are bypassing the message queue?</text:p>
          </table:table-cell>
          <table:table-cell table:style-name="ce3"/>
          <table:table-cell table:number-columns-repeated="254"/>
        </table:table-row>
        <table:table-row table:style-name="ro2">
          <table:table-cell table:style-name="ce3" office:value-type="string">
            <text:p>How are the messages identified? How does the queue manager notify the sending node that a certain message could not be put in the message queue?</text:p>
          </table:table-cell>
          <table:table-cell table:style-name="ce3"/>
          <table:table-cell table:number-columns-repeated="254"/>
        </table:table-row>
        <table:table-row table:style-name="ro1">
          <table:table-cell office:value-type="string">
            <text:p>What is the dimension of the flash memory used for this project?</text:p>
          </table:table-cell>
          <table:table-cell table:number-columns-repeated="255"/>
        </table:table-row>
        <table:table-row table:style-name="ro13">
          <table:table-cell office:value-type="string">
            <text:p>The TC is used to test the external loops? Who's sending the data for internal tests? </text:p>
          </table:table-cell>
          <table:table-cell table:number-columns-repeated="255"/>
        </table:table-row>
        <table:table-row table:style-name="ro14" table:number-rows-repeated="65503">
          <table:table-cell table:number-columns-repeated="256"/>
        </table:table-row>
        <table:table-row table:style-name="ro14">
          <table:table-cell table:number-columns-repeated="256"/>
        </table:table-row>
      </table:table>
      <table:table table:name="Sheet2" table:style-name="ta1" table:print="false">
        <table:table-column table:style-name="co3" table:default-cell-style-name="Default"/>
        <table:table-row table:style-name="ro14">
          <table:table-cell/>
        </table:table-row>
      </table:table>
      <table:table table:name="Sheet3" table:style-name="ta1" table:print="false">
        <table:table-column table:style-name="co3" table:default-cell-style-name="Default"/>
        <table:table-row table:style-name="ro1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3-22">03/22/2007</text:date>, <text:time>12:50: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7-03-14T16:34:30</meta:creation-date>
    <dc:creator>Catalin Buletin</dc:creator>
    <dc:date>2007-03-22T12:50:21</dc:date>
    <dc:language>en-US</dc:language>
    <meta:editing-cycles>18</meta:editing-cycles>
    <meta:editing-duration>PT1H54M4S</meta:editing-duration>
    <meta:user-defined meta:name="Info 1"/>
    <meta:user-defined meta:name="Info 2"/>
    <meta:user-defined meta:name="Info 3"/>
    <meta:user-defined meta:name="Info 4"/>
    <meta:document-statistic meta:table-count="3" meta:cell-count="58"/>
  </office:meta>
</office:document-meta>
</file>